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19_24-57-39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19_12-48-10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19_12-30-13_000.jpg</text:p>
          </table:table-cell>
          <table:table-cell office:value-type="string">
            <text:p>:m 家電エンジニア / 12#1 1*1 || 12#2 1*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2-19_11-30-39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19_11-09-0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19_11-09-0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2-19_11-09-0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19_11-09-0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2-19_11-08-5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7-02-18_23-51-03_000.jpg</text:p>
          </table:table-cell>
          <table:table-cell office:value-type="string">
            <text:p>:m 1*1 RES / 22-1 62*66#1 / res obs / U*J / N+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2-18_23-17-25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18_23-17-25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18_23-17-25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18_23-17-25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18_23-17-2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18_20-23-25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2-18_15-35-56_000.jpg</text:p>
          </table:table-cell>
          <table:table-cell table:style-name="ce4" office:value-type="string">
            <text:p>:m other / 時刻表　バス / 宮前平～野川　城１１　野川郵便局前　土曜　平日　休日 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18_09-39-18_000.jpg</text:p>
          </table:table-cell>
          <table:table-cell office:value-type="string">
            <text:p>:PHOTO 面白いもの / @能満寺バス停近く / 道路舗装工事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18_08-06-58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18_07-53-55_000.jpg</text:p>
          </table:table-cell>
          <table:table-cell office:value-type="string">
            <text:p>:m 家電エンジニア / 11#1 1*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17/02/20</text:date>, <text:time>11:05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0T11:05:47.50</dc:date>
    <dc:creator>岩淵 謙</dc:creator>
    <meta:generator>OpenOffice/4.1.3$Win32 OpenOffice.org_project/413m1$Build-9783</meta:generator>
    <meta:editing-duration>PT11M20S</meta:editing-duration>
    <meta:editing-cycles>6</meta:editing-cycles>
    <meta:document-statistic meta:table-count="1" meta:cell-count="63" meta:object-count="0"/>
  </office:meta>
</office:document-meta>
</file>